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46cm" fo:margin-left="0.533cm" table:align="left" fo:keep-with-next="always"/>
    </style:style>
    <style:style style:name="Table1.A" style:family="table-column">
      <style:table-column-properties style:column-width="3.085cm"/>
    </style:style>
    <style:style style:name="Table1.B" style:family="table-column">
      <style:table-column-properties style:column-width="4.306cm"/>
    </style:style>
    <style:style style:name="Table1.C" style:family="table-column">
      <style:table-column-properties style:column-width="4.233cm"/>
    </style:style>
    <style:style style:name="Table1.D" style:family="table-column">
      <style:table-column-properties style:column-width="3.836cm"/>
    </style:style>
    <style:style style:name="Table1.1" style:family="table-row">
      <style:table-row-properties fo:background-color="#d62e4e">
        <style:background-image/>
      </style:table-row-properties>
    </style:style>
    <style:style style:name="Table1.A1" style:family="table-cell">
      <style:table-cell-properties style:vertical-align="middle" fo:background-color="transparent" fo:padding="0.097cm" fo:border-left="0.5pt solid #ff3838" fo:border-right="none" fo:border-top="0.5pt solid #ff3838" fo:border-bottom="0.5pt solid #ff3838" style:writing-mode="page">
        <style:background-image/>
      </style:table-cell-properties>
    </style:style>
    <style:style style:name="Table1.D1" style:family="table-cell">
      <style:table-cell-properties style:vertical-align="middle" fo:background-color="transparent" fo:padding="0.097cm" fo:border="0.5pt solid #ff3838" style:writing-mode="page">
        <style:background-image/>
      </style:table-cell-properties>
    </style:style>
    <style:style style:name="Table1.A2" style:family="table-cell">
      <style:table-cell-properties style:vertical-align="middle" fo:background-color="transparent" fo:padding="0.097cm" fo:border-left="0.5pt solid #ff3838" fo:border-right="none" fo:border-top="none" fo:border-bottom="0.5pt solid #ff3838" style:writing-mode="page">
        <style:background-image/>
      </style:table-cell-properties>
    </style:style>
    <style:style style:name="Table1.D2" style:family="table-cell" style:data-style-name="N0">
      <style:table-cell-properties style:vertical-align="middle" fo:background-color="transparent" fo:padding="0.097cm" fo:border-left="0.5pt solid #ff3838" fo:border-right="0.5pt solid #ff3838" fo:border-top="none" fo:border-bottom="0.5pt solid #ff3838" style:writing-mode="page">
        <style:background-image/>
      </style:table-cell-properties>
    </style:style>
    <style:style style:name="P1" style:family="paragraph" style:parent-style-name="Text_20_body">
      <style:text-properties officeooo:rsid="0024e9cc" officeooo:paragraph-rsid="0024e9cc"/>
    </style:style>
    <style:style style:name="P2" style:family="paragraph" style:parent-style-name="Table">
      <style:paragraph-properties fo:margin-left="1.251cm" fo:text-indent="0cm" style:auto-text-indent="false"/>
    </style:style>
    <style:style style:name="P3" style:family="paragraph" style:parent-style-name="Text_20_body">
      <style:paragraph-properties fo:break-before="page"/>
    </style:style>
    <style:style style:name="P4" style:family="paragraph">
      <style:paragraph-properties fo:text-align="center"/>
      <style:text-properties fo:color="#158466" loext:opacity="100%" style:font-name="F" fo:font-size="54pt" style:text-underline-style="solid" style:text-underline-width="auto" style:text-underline-color="font-color" fo:font-weight="bold" style:font-size-asian="54pt" style:font-size-complex="54pt" style:font-weight-complex="bold"/>
    </style:style>
    <style:style style:name="P5" style:family="paragraph">
      <loext:graphic-properties draw:fill="none" draw:fill-color="#ffffff"/>
      <style:paragraph-properties fo:text-align="center"/>
      <style:text-properties fo:color="#158466" loext:opacity="100%" style:font-name="F" fo:font-size="54pt" style:text-underline-style="solid" style:text-underline-width="auto" style:text-underline-color="font-color" fo:font-weight="bold" style:font-size-asian="54pt" style:font-size-complex="54pt" style:font-weight-complex="bold"/>
    </style:style>
    <style:style style:name="P6" style:family="paragraph" style:parent-style-name="Title">
      <style:paragraph-properties fo:break-before="page"/>
    </style:style>
    <style:style style:name="P7" style:family="paragraph" style:parent-style-name="Text_20_body">
      <style:paragraph-properties fo:text-align="justify" style:justify-single-word="false"/>
      <style:text-properties fo:font-weight="bold" officeooo:paragraph-rsid="0026894c" style:font-weight-asian="bold" style:font-weight-complex="bold"/>
    </style:style>
    <style:style style:name="P8" style:family="paragraph" style:parent-style-name="Text_20_body">
      <style:paragraph-properties fo:margin-left="1.251cm" fo:text-align="justify" style:justify-single-word="false" fo:text-indent="0cm" style:auto-text-indent="false"/>
      <style:text-properties officeooo:paragraph-rsid="0026894c"/>
    </style:style>
    <style:style style:name="P9" style:family="paragraph" style:parent-style-name="Text_20_body">
      <style:paragraph-properties fo:margin-left="1.251cm" fo:text-align="justify" style:justify-single-word="false" fo:text-indent="0cm" style:auto-text-indent="false"/>
    </style:style>
    <style:style style:name="P10" style:family="paragraph" style:parent-style-name="Text_20_body">
      <style:paragraph-properties fo:margin-left="2.501cm" fo:text-align="justify" style:justify-single-word="false" fo:text-indent="0cm" style:auto-text-indent="false"/>
      <style:text-properties officeooo:paragraph-rsid="00269b71"/>
    </style:style>
    <style:style style:name="P11" style:family="paragraph" style:parent-style-name="Text_20_body">
      <style:paragraph-properties fo:text-align="justify" style:justify-single-word="false"/>
      <style:text-properties fo:font-weight="bold" officeooo:paragraph-rsid="00269b71" style:font-weight-asian="bold" style:font-weight-complex="bold"/>
    </style:style>
    <style:style style:name="P12" style:family="paragraph" style:parent-style-name="Text_20_body">
      <style:paragraph-properties fo:margin-left="1.251cm" fo:text-align="justify" style:justify-single-word="false" fo:text-indent="0cm" style:auto-text-indent="false"/>
      <style:text-properties fo:font-weight="normal" officeooo:paragraph-rsid="002ab686" style:font-weight-asian="normal" style:font-weight-complex="normal"/>
    </style:style>
    <style:style style:name="P13" style:family="paragraph" style:parent-style-name="Text_20_body">
      <style:paragraph-properties fo:margin-left="2.501cm" fo:text-align="justify" style:justify-single-word="false" fo:text-indent="0cm" style:auto-text-indent="false"/>
      <style:text-properties fo:font-weight="normal" officeooo:paragraph-rsid="002ab686" style:font-weight-asian="normal" style:font-weight-complex="normal"/>
    </style:style>
    <style:style style:name="P14" style:family="paragraph" style:parent-style-name="Text_20_body">
      <style:paragraph-properties fo:text-align="justify" style:justify-single-word="false"/>
      <style:text-properties fo:font-weight="bold" officeooo:paragraph-rsid="0026b558" style:font-weight-asian="bold" style:font-weight-complex="bold"/>
    </style:style>
    <style:style style:name="P15" style:family="paragraph" style:parent-style-name="Title">
      <style:paragraph-properties fo:break-before="page"/>
      <style:text-properties style:text-underline-style="solid" style:text-underline-width="auto" style:text-underline-color="font-color"/>
    </style:style>
    <style:style style:name="P16" style:family="paragraph" style:parent-style-name="Heading_20_1">
      <style:text-properties officeooo:paragraph-rsid="0023a071"/>
    </style:style>
    <style:style style:name="P17" style:family="paragraph" style:parent-style-name="Text_20_body">
      <style:paragraph-properties fo:margin-left="0cm" fo:text-align="justify" style:justify-single-word="false" fo:text-indent="0cm" style:auto-text-indent="false"/>
      <style:text-properties officeooo:paragraph-rsid="0023a071"/>
    </style:style>
    <style:style style:name="P18" style:family="paragraph" style:parent-style-name="Heading_20_2">
      <style:paragraph-properties fo:margin-left="1.251cm" fo:text-indent="0cm" style:auto-text-indent="false"/>
    </style:style>
    <style:style style:name="P19" style:family="paragraph" style:parent-style-name="Text_20_body">
      <style:paragraph-properties fo:margin-left="2.501cm" fo:text-align="justify" style:justify-single-word="false" fo:text-indent="0cm" style:auto-text-indent="false"/>
      <style:text-properties officeooo:paragraph-rsid="0023a071"/>
    </style:style>
    <style:style style:name="P20" style:family="paragraph" style:parent-style-name="Title">
      <style:paragraph-properties fo:break-before="page"/>
      <style:text-properties style:text-underline-style="solid" style:text-underline-width="auto" style:text-underline-color="font-color" officeooo:paragraph-rsid="0024e9cc"/>
    </style:style>
    <style:style style:name="P21" style:family="paragraph" style:parent-style-name="Heading_20_1">
      <style:text-properties officeooo:paragraph-rsid="0024e9cc"/>
    </style:style>
    <style:style style:name="P22" style:family="paragraph" style:parent-style-name="Text_20_body">
      <style:paragraph-properties fo:margin-left="0cm" fo:text-align="justify" style:justify-single-word="false" fo:text-indent="0cm" style:auto-text-indent="false"/>
      <style:text-properties officeooo:paragraph-rsid="0024e9cc"/>
    </style:style>
    <style:style style:name="P23" style:family="paragraph" style:parent-style-name="Heading_20_2">
      <style:paragraph-properties fo:margin-left="1.251cm" fo:text-indent="0cm" style:auto-text-indent="false"/>
      <style:text-properties officeooo:paragraph-rsid="0024e9cc"/>
    </style:style>
    <style:style style:name="P24" style:family="paragraph" style:parent-style-name="Text_20_body">
      <style:paragraph-properties fo:margin-left="2.501cm" fo:text-align="justify" style:justify-single-word="false" fo:text-indent="0cm" style:auto-text-indent="false"/>
      <style:text-properties officeooo:paragraph-rsid="0024e9cc"/>
    </style:style>
    <style:style style:name="P25" style:family="paragraph" style:parent-style-name="Text_20_body">
      <style:paragraph-properties fo:margin-left="2.501cm" fo:text-align="justify" style:justify-single-word="false" fo:text-indent="0cm" style:auto-text-indent="false" fo:break-before="page"/>
      <style:text-properties officeooo:paragraph-rsid="0024e9cc"/>
    </style:style>
    <style:style style:name="P26" style:family="paragraph">
      <loext:graphic-properties draw:fill="solid" draw:fill-color="#c0c0c0" draw:opacity="40%"/>
      <style:text-properties style:font-name="Liberation Sans" fo:font-size="1pt" style:font-name-asian="Liberation Sans2" style:font-name-complex="Liberation Sans2"/>
    </style:style>
    <style:style style:name="T1" style:family="text">
      <style:text-properties fo:color="#158466" loext:opacity="100%" style:font-name="F" fo:font-size="54pt" style:text-underline-style="solid" style:text-underline-width="auto" style:text-underline-color="font-color" fo:font-weight="bold" style:font-size-asian="54pt" style:font-size-complex="54pt" style:font-weight-complex="bold"/>
    </style:style>
    <style:style style:name="T2" style:family="text">
      <style:text-properties officeooo:rsid="00269b71"/>
    </style:style>
    <style:style style:name="T3" style:family="text">
      <style:text-properties officeooo:rsid="002ab686"/>
    </style:style>
    <style:style style:name="T4" style:family="text">
      <style:text-properties officeooo:rsid="0026b558"/>
    </style:style>
    <style:style style:name="T5" style:family="text">
      <style:text-properties officeooo:rsid="0026e689"/>
    </style:style>
    <style:style style:name="T6" style:family="text">
      <style:text-properties officeooo:rsid="00286202"/>
    </style:style>
    <style:style style:name="T7" style:family="text">
      <style:text-properties officeooo:rsid="0024e9cc"/>
    </style:style>
    <style:style style:name="T8" style:family="text">
      <style:text-properties officeooo:rsid="00254e4c"/>
    </style:style>
    <style:style style:name="gr1" style:family="graphic">
      <style:graphic-properties draw:stroke="none" svg:stroke-color="#000000" draw:fill="none" draw:fill-color="#ffffff" fo:min-height="4.45cm" loext:decorative="false" style:run-through="foreground" style:wrap="run-through" style:number-wrapped-paragraphs="no-limit" style:vertical-pos="from-top" style:vertical-rel="paragraph" style:horizontal-pos="center" style:horizontal-rel="paragraph"/>
      <style:paragraph-properties style:writing-mode="lr-tb"/>
    </style:style>
    <style:style style:name="gr2" style:family="graphic">
      <style:graphic-properties draw:stroke="none" draw:fill="solid" draw:fill-color="#c0c0c0" draw:opacity="40%" draw:auto-grow-height="false" draw:auto-grow-width="false" fo:min-height="5.773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40%" draw:auto-grow-height="false" draw:auto-grow-width="false" fo:min-height="6.114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40%" draw:auto-grow-height="false" draw:auto-grow-width="false" fo:min-height="3.872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itle">Question 1</text:p>
      <text:p text:style-name="Text_20_body"/>
      <text:p text:style-name="P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Book Name</text:p>
          </table:table-cell>
          <table:table-cell table:style-name="Table1.A1" office:value-type="string">
            <text:p text:style-name="Standard"><text:s/>Author</text:p>
          </table:table-cell>
          <table:table-cell table:style-name="Table1.A1" office:value-type="string">
            <text:p text:style-name="Standard"><text:s/>Edition</text:p>
          </table:table-cell>
          <table:table-cell table:style-name="Table1.D1" office:value-type="string">
            <text:p text:style-name="Standard"><text:s/>Price (Rs)</text:p>
          </table:table-cell>
        </table:table-row>
        <table:table-row>
          <table:table-cell table:style-name="Table1.A2" office:value-type="string">
            <text:p text:style-name="Standard">Python</text:p>
          </table:table-cell>
          <table:table-cell table:style-name="Table1.A2" office:value-type="string">
            <text:p text:style-name="Standard"><text:s/>Pk Pandey</text:p>
          </table:table-cell>
          <table:table-cell table:style-name="Table1.A2" office:value-type="string">
            <text:p text:style-name="Standard"><text:s/>8th Edition</text:p>
          </table:table-cell>
          <table:table-cell table:style-name="Table1.D2" office:value-type="float" office:value="200">
            <text:p text:style-name="Standard">200</text:p>
          </table:table-cell>
        </table:table-row>
        <table:table-row>
          <table:table-cell table:style-name="Table1.A2" office:value-type="string">
            <text:p text:style-name="Standard">It Tools And Network Basics</text:p>
          </table:table-cell>
          <table:table-cell table:style-name="Table1.A2" office:value-type="string">
            <text:p text:style-name="Standard"><text:s/>V Mishra</text:p>
          </table:table-cell>
          <table:table-cell table:style-name="Table1.A2" office:value-type="string">
            <text:p text:style-name="Standard"><text:s/>7th Edition</text:p>
          </table:table-cell>
          <table:table-cell table:style-name="Table1.D2" office:value-type="float" office:value="250">
            <text:p text:style-name="Standard">250</text:p>
          </table:table-cell>
        </table:table-row>
        <table:table-row>
          <table:table-cell table:style-name="Table1.A2" office:value-type="string">
            <text:p text:style-name="Standard">Javascript</text:p>
          </table:table-cell>
          <table:table-cell table:style-name="Table1.A2" office:value-type="string">
            <text:p text:style-name="Standard"><text:s/>V. Mishra</text:p>
          </table:table-cell>
          <table:table-cell table:style-name="Table1.A2" office:value-type="string">
            <text:p text:style-name="Standard"><text:s/>5th Edition</text:p>
          </table:table-cell>
          <table:table-cell table:style-name="Table1.D2" office:value-type="float" office:value="320">
            <text:p text:style-name="Standard">320</text:p>
          </table:table-cell>
        </table:table-row>
      </table:table>
      <text:p text:style-name="P2">Table : Computer Books</text:p>
      <text:p text:style-name="Standard"/>
      <text:p text:style-name="Standard"/>
      <text:p text:style-name="Standard"/>
      <text:p text:style-name="Standard"/>
      <text:p text:style-name="P3"/>
      <text:p text:style-name="Text_20_body"/>
      <text:p text:style-name="Text_20_body"/>
      <text:p text:style-name="Text_20_body"><draw:frame text:anchor-type="paragraph" draw:z-index="17" draw:name="Text Frame 2" draw:style-name="gr1" draw:text-style-name="P5" svg:width="12.362cm" svg:height="4.451cm" svg:x="2.018cm" svg:y="1.505cm"><draw:text-box><text:p text:style-name="P4"><text:span text:style-name="T1">Question 2</text:span></text:p></draw:text-box></draw:frame></text:p>
      <text:p text:style-name="Text_20_body"/>
      <text:p text:style-name="Text_20_body"/>
      <text:p text:style-name="Text_20_body"/>
      <text:p text:style-name="Text_20_body"/>
      <text:p text:style-name="Text_20_body"/>
      <text:p text:style-name="Text_20_body"/>
      <text:p text:style-name="P6">Table of Contents</text:p>
      <text:p text:style-name="Text_20_body"/>
      <text:p text:style-name="P7">1. Libre Office writer.........................................................................................<text:span text:style-name="T2">2</text:span></text:p>
      <text:p text:style-name="P8">Introduction..............................................................................................<text:span text:style-name="T2">2</text:span></text:p>
      <text:p text:style-name="P9">Use Of Writer............................................................................................<text:span text:style-name="T2">2</text:span></text:p>
      <text:p text:style-name="P10">Book Production...........................................................................<text:span text:style-name="T2">2</text:span></text:p>
      <text:p text:style-name="P10">Resume Maker...............................................................................<text:span text:style-name="T2">2</text:span></text:p>
      <text:p text:style-name="P11"><text:span text:style-name="T2">2</text:span>. Libre Office <text:span text:style-name="T2">Calc</text:span>.............................................................................................<text:span text:style-name="T3">3</text:span></text:p>
      <text:p text:style-name="P12">Introduction...............................................................................................<text:span text:style-name="T3">3</text:span></text:p>
      <text:p text:style-name="P12">Use Of <text:span text:style-name="T4">CalC</text:span>..............................................................................................<text:span text:style-name="T3">3</text:span></text:p>
      <text:p text:style-name="P13"><text:span text:style-name="T5">Record keeping</text:span>..............................................................................<text:span text:style-name="T3">3</text:span></text:p>
      <text:p text:style-name="P13"><text:span text:style-name="T5">Data Analysis</text:span>.................................................................................<text:span text:style-name="T3">3</text:span></text:p>
      <text:p text:style-name="P14"><text:span text:style-name="T4">3</text:span>. Libre Office <text:span text:style-name="T4">Impress</text:span>.......................................................................................<text:span text:style-name="T3">4</text:span></text:p>
      <text:p text:style-name="P12">Introduction...............................................................................................<text:span text:style-name="T3">4</text:span></text:p>
      <text:p text:style-name="P12">Use Of <text:span text:style-name="T4">Impress</text:span>..........................................................................................<text:span text:style-name="T3">4</text:span></text:p>
      <text:p text:style-name="P13"><text:span text:style-name="T5">Animation</text:span>......................................................................................<text:span text:style-name="T3">4</text:span></text:p>
      <text:p text:style-name="P13"><text:span text:style-name="T6">Presentation</text:span>...................................................................................<text:span text:style-name="T3">4</text:span></text:p>
      <text:p text:style-name="P15">1. Libre Office writer</text:p>
      <text:h text:style-name="P16" text:outline-level="1">Introduction</text:h>
      <text:p text:style-name="P17">It is a text document creator.It is a text document creator. It is a text document creator,It is a text document creator, It is a text document creator.It is a text document creatorIt is a text document creatorIt is a text document creatorIt is a text document creatorIt is a text document creatorIt is a text document creator</text:p>
      <text:h text:style-name="Heading_20_1" text:outline-level="1">Use Of Writer:</text:h>
      <text:h text:style-name="P18" text:outline-level="2">1. Book Production</text:h>
      <text:p text:style-name="P19">It is very useful for making books.It is very useful for making books.It is very useful for making books.It is very useful for making books.It is very useful for making books.It is very useful for making books.It is very useful for making books.</text:p>
      <text:h text:style-name="P18" text:outline-level="2">2. Resume Maker</text:h>
      <text:p text:style-name="P19">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text:p>
      <text:p text:style-name="P19"/>
      <text:p text:style-name="P19"/>
      <text:p text:style-name="P19"/>
      <text:p text:style-name="P20"><text:span text:style-name="T7">2</text:span>. Libre Office <text:span text:style-name="T7">CalC</text:span></text:p>
      <text:h text:style-name="P21" text:outline-level="1">Introduction</text:h>
      <text:p text:style-name="P22">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It is a <text:span text:style-name="T7">spreadsheet</text:span>. </text:p>
      <text:h text:style-name="P21" text:outline-level="1">Use Of <text:span text:style-name="T8">Calc</text:span>:</text:h>
      <text:h text:style-name="P23" text:outline-level="2">1. <text:span text:style-name="T5">Record keeping</text:span></text:h>
      <text:p text:style-name="P24">It is very useful for making books.It is very useful for making books.It is very useful for making books.It is very useful for making books.It is very useful for making books.It is very useful for making books.It is very useful for making books.</text:p>
      <text:h text:style-name="P23" text:outline-level="2">2. <text:span text:style-name="T5">Data Analysis</text:span></text:h>
      <text:p text:style-name="P24">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text:p>
      <text:p text:style-name="P24"/>
      <text:p text:style-name="P24"/>
      <text:p text:style-name="P24"/>
      <text:p text:style-name="P20"><text:span text:style-name="T7">3</text:span>. Libre Office <text:span text:style-name="T7">Impress</text:span></text:p>
      <text:h text:style-name="P21" text:outline-level="1">Introduction</text:h>
      <text:p text:style-name="P22">It is a text document creator.It is a text document creator. It is a text document creator,It is a text document creator, It is a text document creator.It is a text document creatorIt is a text document creatorIt is a text document creatorIt is a text document creatorIt is a text document creatorIt is a text document creator</text:p>
      <text:h text:style-name="P21" text:outline-level="1">Use Of <text:s/><text:span text:style-name="T8">Impress</text:span>:</text:h>
      <text:h text:style-name="P23" text:outline-level="2">1. <text:span text:style-name="T5">Animation</text:span></text:h>
      <text:p text:style-name="P24">It is very useful for making books.It is very useful for making books.It is very useful for making books.It is very useful for making books.It is very useful for making books.It is very useful for making books.It is very useful for making books.</text:p>
      <text:h text:style-name="P23" text:outline-level="2">2. <text:span text:style-name="T5">Presentation</text:span></text:h>
      <text:p text:style-name="P24">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It is very useful for making resume. </text:p>
      <text:p text:style-name="P24"/>
      <text:p text:style-name="P24"/>
      <text:p text:style-name="P24"/>
      <text:p text:style-name="P24"/>
      <text:p text:style-name="P25"><draw:frame text:anchor-type="paragraph" draw:z-index="18" draw:name="Text Frame 3" draw:style-name="gr1" draw:text-style-name="P5" svg:width="12.362cm" svg:height="4.451cm" svg:x="2.018cm" svg:y="6.352cm"><draw:text-box><text:p text:style-name="P4"><text:span text:style-name="T1">Question 3</text:span></text:p></draw:text-box></draw:fram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loext:graphic-properties draw:fill="solid" draw:fill-color="#c0c0c0" draw:opacity="40%"/>
      <style:text-properties style:font-name="Liberation Sans" fo:font-size="1pt" style:font-name-asian="Liberation Sans2" style:font-name-complex="Liberation Sans2"/>
    </style:style>
    <style:style style:name="Mgr1" style:family="graphic">
      <style:graphic-properties draw:stroke="none" draw:fill="solid" draw:fill-color="#c0c0c0" draw:opacity="40%" draw:auto-grow-height="false" draw:auto-grow-width="false" fo:min-height="5.773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40%" draw:auto-grow-height="false" draw:auto-grow-width="false" fo:min-height="3.872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40%" draw:auto-grow-height="false" draw:auto-grow-width="false" fo:min-height="6.114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0.06pt solid #000000" fo:padding="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draw:custom-shape text:anchor-type="char" draw:z-index="7" draw:name="PowerPlusWaterMarkObject" draw:style-name="Mgr1" draw:text-style-name="MP2" svg:width="16.999cm" svg:height="5.772cm" draw:transform="skewX (-7.59127528622315E-017) rotate (0.785398163397448) translate (0.148166666666667cm 16.2657638888889cm)"><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age-number text:select-page="current">7</text:page-number><text:bookmark-end text:name="PageNumWizard_HEADER_Default Page Style1"/></text:p>
      </style:header>
    </style:master-page>
    <style:master-page style:name="First_20_Page" style:display-name="First Page" style:page-layout-name="Mpm2" draw:style-name="Mdp1" style:next-style-name="Standard">
      <style:header>
        <text:p text:style-name="Header"><draw:custom-shape text:anchor-type="char" draw:z-index="8"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2" svg:width="11.399cm" svg:height="3.871cm" draw:transform="skewX (8.44012719982042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2"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3" draw:text-style-name="MP2" svg:width="17.999cm" svg:height="6.113cm" draw:transform="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1" draw:text-style-name="MP2" svg:width="16.999cm" svg:height="5.772cm" draw:transform="skewX (-7.59127528622315E-017) rotate (0.785398163397448)"><text:p>Tirupat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00:47:23.668000000</meta:creation-date>
    <dc:date>2018-09-08T01:37:05.621000000</dc:date>
    <meta:editing-duration>PT58M17S</meta:editing-duration>
    <meta:editing-cycles>28</meta:editing-cycles>
    <meta:generator>LibreOffice/24.8.2.1$Windows_x86 LibreOffice_project/0f794b6e29741098670a3b95d60478a65d05ef13</meta:generator>
    <meta:document-statistic meta:table-count="1" meta:image-count="0" meta:object-count="0" meta:page-count="8" meta:paragraph-count="60" meta:word-count="631" meta:character-count="4806" meta:non-whitespace-character-count="4221"/>
  </office:meta>
</office:document-meta>
</file>